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fo:language="ru" fo:country="RU" officeooo:rsid="003d06a2"/>
    </style:style>
    <style:style style:name="T10" style:family="text">
      <style:text-properties fo:language="ru" fo:country="RU" officeooo:rsid="003e53c6"/>
    </style:style>
    <style:style style:name="T11" style:family="text">
      <style:text-properties officeooo:rsid="003d06a2"/>
    </style:style>
    <style:style style:name="T12" style:family="text">
      <style:text-properties officeooo:rsid="003e53c6"/>
    </style:style>
    <style:style style:name="T13" style:family="text">
      <style:text-properties officeooo:rsid="00401dd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15729597789309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B1" office:value-type="string">
              <text:p text:style-name="P28">РУС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B2" office:value-type="string">
            <text:p text:style-name="P15">ЕСЛИ</text:p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B2" office:value-type="string">
            <text:p text:style-name="P37">ТОГДА</text:p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B2" office:value-type="string">
            <text:p text:style-name="P15">ИНАЧЕ</text:p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B2" office:value-type="string">
            <text:p text:style-name="P38">АЕСЛИ</text:p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B2" office:value-type="string">
            <text:p text:style-name="P37">ПОКА</text:p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B2" office:value-type="string">
            <text:p text:style-name="P37">ДЕЛАТЬ</text:p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B2" office:value-type="string">
            <text:p text:style-name="P37">ПОВТОР</text:p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B2" office:value-type="string">
            <text:p text:style-name="P37">СНОВА</text:p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B2" office:value-type="string">
            <text:p text:style-name="P37">ДЛЯ</text:p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B2" office:value-type="string">
            <text:p text:style-name="P15">ПО</text:p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B2" office:value-type="string">
            <text:p text:style-name="P15">ТИПЫ</text:p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B2" office:value-type="string">
            <text:p text:style-name="P15">МАССИВ</text:p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B2" office:value-type="string">
            <text:p text:style-name="P15">ЕСТЬ</text:p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B2" office:value-type="string">
            <text:p text:style-name="P15">В</text:p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B2" office:value-type="string">
            <text:p text:style-name="P15">МОДУЛЬ</text:p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B2" office:value-type="string">
            <text:p text:style-name="P15">ИМПОРТ</text:p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B2" office:value-type="string">
            <text:p text:style-name="P15">НАЧАЛО</text:p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B2" office:value-type="string">
            <text:p text:style-name="P15">КОНЕЦ</text:p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B2" office:value-type="string">
            <text:p text:style-name="P15">ПРОЦЕДУРА</text:p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B2" office:value-type="string">
            <text:p text:style-name="P16">ПЕРЕМ <text:span text:style-name="T6">(для объявления переменных)</text:span></text:p>
            <text:p text:style-name="P16"/>
            <text:p text:style-name="P22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30">CASE</text:p>
          </table:table-cell>
          <table:table-cell table:style-name="Таблица1.B2" office:value-type="string">
            <text:p text:style-name="P15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30">RETURN</text:p>
          </table:table-cell>
          <table:table-cell table:style-name="Таблица1.B2" office:value-type="string">
            <text:p text:style-name="P15">ВЕРНУТЬ</text:p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B2" office:value-type="string">
            <text:p text:style-name="P15">УКАЗАТЕЛЬ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B2" office:value-type="string">
            <text:p text:style-name="P15">НА или ДО</text:p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B2" office:value-type="string">
            <text:p text:style-name="P15">ИЗ</text:p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B2" office:value-type="string">
            <text:p text:style-name="P15">КОНСТ</text:p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B2" office:value-type="string">
            <text:p text:style-name="P15">ИЛИ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B2" office:value-type="string">
            <text:p text:style-name="P15">ИСТИНА</text:p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B2" office:value-type="string">
            <text:p text:style-name="P19">КОНТРОЛЬ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АНГЛ</text:p>
          </table:table-cell>
          <table:table-cell table:style-name="Таблица2.B1" office:value-type="string">
            <text:p text:style-name="P28">РУС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B2" office:value-type="string">
            <text:p text:style-name="P21">ЛИТ</text:p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B2" office:value-type="string">
            <text:p text:style-name="P15">ЦЕЛОЕ</text:p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B2" office:value-type="string">
            <text:p text:style-name="P15">ДЛИН</text:p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B2" office:value-type="string">
            <text:p text:style-name="P15">ВЕЩ</text:p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B2" office:value-type="string">
            <text:p text:style-name="P15">ДЛИНВЕЩ</text:p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B2" office:value-type="string">
            <text:p text:style-name="P20">НАБОР</text:p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B1" office:value-type="string">
              <text:p text:style-name="P29">РУС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B2" office:value-type="string">
            <text:p text:style-name="P17">ДОБ</text:p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B2" office:value-type="string">
            <text:p text:style-name="P18">ВЫЧ</text:p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B2" office:value-type="string">
            <text:p text:style-name="P15">НОВ</text:p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B2" office:value-type="string">
            <text:p text:style-name="P23">УДЛИН</text:p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B2" office:value-type="string">
            <text:p text:style-name="P15"><text:span text:style-name="T7">У</text:span>КОРОТ</text:p>
          </table:table-cell>
        </table:table-row>
        <text:soft-page-break/>
        <table:table-row>
          <table:table-cell table:style-name="Таблица3.A2" office:value-type="string">
            <text:p text:style-name="P31">LENGTH</text:p>
          </table:table-cell>
          <table:table-cell table:style-name="Таблица3.B2" office:value-type="string">
            <text:p text:style-name="P26">ДЛИНСТР <text:span text:style-name="T8">(строка, нет в стандарте)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B2" office:value-type="string">
            <text:p text:style-name="P27">ДЛИНА (массив)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B2" office:value-type="string">
            <text:p text:style-name="P24">АБС</text:p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B2" office:value-type="string">
            <text:p text:style-name="P25">ЧЁТ</text:p>
          </table:table-cell>
        </table:table-row>
        <table:table-row>
          <table:table-cell table:style-name="Таблица3.A2" office:value-type="string">
            <text:p text:style-name="P41">LS<text:span text:style-name="T12">R</text:span></text:p>
          </table:table-cell>
          <table:table-cell table:style-name="Таблица3.B2" office:value-type="string">
            <text:p text:style-name="P45">ЛС<text:span text:style-name="T12">Р (нет в стандарте, линейный сдвиг вправо)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B2" office:value-type="string">
            <text:p text:style-name="P46"><text:span text:style-name="T13">ЛСЛ (линейный сдвиг влево)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B2" office:value-type="string">
            <text:p text:style-name="P46">ЛИШН<text:span text:style-name="T12"> (нет в стандарте)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B2" office:value-type="string">
            <text:p text:style-name="P47">ЦСР (циклический сдвиг вправо)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1:57:27</text:modification-time> <text:s/><text:editing-cycles>37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1:57:27.398000000</dc:date>
    <meta:editing-duration>PT5H18M43S</meta:editing-duration>
    <meta:editing-cycles>37</meta:editing-cycles>
    <meta:document-statistic meta:table-count="3" meta:image-count="0" meta:object-count="0" meta:page-count="4" meta:paragraph-count="132" meta:word-count="352" meta:character-count="2421" meta:non-whitespace-character-count="2198"/>
  </office:meta>
</office:document-meta>
</file>